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4pt" style:font-size-asian="14pt" style:font-size-complex="14pt"/>
    </style:style>
    <style:style style:name="P2" style:parent-style-name="Normal" style:family="paragraph">
      <style:text-properties fo:font-size="14pt" style:font-size-asian="14pt" style:font-size-complex="14pt"/>
    </style:style>
    <style:style style:name="P3" style:parent-style-name="Normal" style:family="paragraph">
      <style:text-properties fo:font-size="14pt" style:font-size-asian="14pt" style:font-size-complex="14pt"/>
    </style:style>
    <style:style style:name="P4" style:parent-style-name="Normal" style:family="paragraph">
      <style:text-properties fo:font-weight="bold" style:font-weight-asian="bold" fo:font-size="14pt" style:font-size-asian="14pt" style:font-size-complex="14pt"/>
    </style:style>
    <style:style style:name="P5" style:parent-style-name="Normal" style:family="paragraph">
      <style:text-properties fo:font-size="14pt" style:font-size-asian="14pt" style:font-size-complex="14pt"/>
    </style:style>
    <style:style style:name="P6" style:parent-style-name="Listeafsnit" style:list-style-name="LFO1" style:family="paragraph">
      <style:text-properties fo:font-size="14pt" style:font-size-asian="14pt" style:font-size-complex="14pt"/>
    </style:style>
    <style:style style:name="P7" style:parent-style-name="Listeafsnit" style:list-style-name="LFO1" style:family="paragraph">
      <style:text-properties fo:font-size="14pt" style:font-size-asian="14pt" style:font-size-complex="14pt"/>
    </style:style>
    <style:style style:name="P8" style:parent-style-name="Listeafsnit" style:list-style-name="LFO1" style:family="paragraph">
      <style:text-properties fo:font-size="14pt" style:font-size-asian="14pt" style:font-size-complex="14pt"/>
    </style:style>
    <style:style style:name="P9" style:parent-style-name="Listeafsnit" style:list-style-name="LFO1" style:family="paragraph">
      <style:text-properties fo:font-size="14pt" style:font-size-asian="14pt" style:font-size-complex="14pt"/>
    </style:style>
    <style:style style:name="P10" style:parent-style-name="Listeafsnit" style:list-style-name="LFO1" style:family="paragraph">
      <style:text-properties fo:font-size="14pt" style:font-size-asian="14pt" style:font-size-complex="14pt"/>
    </style:style>
    <style:style style:name="P11" style:parent-style-name="Normal" style:family="paragraph">
      <style:text-properties fo:font-weight="bold" style:font-weight-asian="bold" fo:font-size="14pt" style:font-size-asian="14pt" style:font-size-complex="14pt"/>
    </style:style>
    <style:style style:name="P12" style:parent-style-name="Normal" style:family="paragraph">
      <style:text-properties fo:font-weight="bold" style:font-weight-asian="bold"/>
    </style:style>
    <style:style style:name="P13" style:parent-style-name="Normal" style:family="paragraph">
      <style:text-properties style:font-name-complex="Calibri" fo:font-weight="bold" style:font-weight-asian="bold"/>
    </style:style>
    <style:style style:name="P14" style:parent-style-name="Normal" style:family="paragraph">
      <style:text-properties style:font-name-complex="Calibri" fo:font-weight="bold" style:font-weight-asian="bold"/>
    </style:style>
    <style:style style:name="P15" style:parent-style-name="Normal" style:family="paragraph">
      <style:text-properties style:font-name-complex="Calibri" fo:font-weight="bold" style:font-weight-asian="bold" fo:letter-spacing="-0.0006in" fo:background-color="#FFFFFF"/>
    </style:style>
    <style:style style:name="T16" style:parent-style-name="Standardskrifttypeiafsnit" style:family="text">
      <style:text-properties style:font-name-complex="Calibri"/>
    </style:style>
  </office:automatic-styles>
  <office:body>
    <office:text text:use-soft-page-breaks="true">
      <text:p text:style-name="P1">Informationsarkitektur</text:p>
      <text:p text:style-name="P2">Informationsarkitektur er en lære om organisering og strukturering af oplysninger elle en content på en logisk og brugervenlig måde. Informationsarkitektur er en vigtig del i udviklingen af brugeroplevelsen.<text:s/></text:p>
      <text:p text:style-name="P3">I forhold til design af hjemmesiden eller en app har informationsarkitekturen en står betydning for hvor nemt det er at navigere på den. For at blive til en god webdeveloper, skal man kunne de principper, der er bag informationsarkitekturen. <text:s/></text:p>
      <text:p text:style-name="P4">LATCH</text:p>
      <text:p text:style-name="P5">Der findes fem måder at organisere tingene på.</text:p>
      <text:list text:style-name="LFO1" text:continue-numbering="true">
        <text:list-item>
          <text:p text:style-name="P6">Location</text:p>
        </text:list-item>
        <text:list-item>
          <text:p text:style-name="P7">Alphabet</text:p>
        </text:list-item>
        <text:list-item>
          <text:p text:style-name="P8">Time</text:p>
        </text:list-item>
        <text:list-item>
          <text:p text:style-name="P9">Category</text:p>
        </text:list-item>
        <text:list-item>
          <text:p text:style-name="P10">Hierarchy</text:p>
        </text:list-item>
      </text:list>
      <text:p text:style-name="Normal">Kategorisering ud fra lokalitet finder typisk sted i geografisk sammenhæng, fx kort over et geografisk område. Et typisk eksempel på alfabetisk kategorisering er en ordbog og telefonbog. <text:s/>En madopskrift og musik vil være en god eksempel på time kategorisering.<text:s/>Man kan organisere efter kategorier, dvs efter fællestræk. Fx produktkategorier.<text:s/>Tingene der kan blive målt numerisk kan sorteres efter deres hiersrkisk betydning.</text:p>
      <text:p text:style-name="P11">Teknikker</text:p>
      <text:p text:style-name="P12">Kortsortering</text:p>
      <text:p text:style-name="Normal">Der findes flere forskellige teknikker og værktøjer til kategorisering når det handler om webudvikling.<text:s/>En af dem er kortsortering. Kortsortering går ud på at vise os hvordan brugerne grupperer forskellige objekter. Man starter med at lave en bunke kort, hvor der står de elementer, som hjemmesiden skal indeholde. Man blander kortene i beder en bruger at lave flere bunker med kategorier. På den måde lader man brugeren sortere informationerne på en måde, som giver mening for dem. Dermed<text:s/>danner man en forståelse for<text:s/>bedre brugervenlighed.</text:p>
      <text:p text:style-name="P13">Gangstertest</text:p>
      <text:p text:style-name="Normal">Gangstertest går ud på at teste hvor nemt er det navigere på hjemmesiden.<text:s/>Testen hedder Gangstertest fordi man skal forestille at man befinde sig i en bagagerum i em bil og bliver kært rundt, uden at vide hvorhen. Pludselig bliver man befriet og skal finde ud af hvor man befinder sig, lige som man havner på en ukendt website. <text:s/>Testen kan udføres ud fra hvor hurtigt man kan finde flere de vigtige elementer. Såsom site-ID, hovedsektioner, lokal navigering, ”Du er her”-<text:s/>indikatorer, søgefelt. Ude fra de observationer kan man se hvor brugervenlig en hjemmeside er.</text:p>
      <text:p text:style-name="P14"/>
      <text:soft-page-break/>
      <text:p text:style-name="P15">User journey </text:p>
      <text:p text:style-name="Normal"><text:span text:style-name="T16">User journey map eller brugerrejse test går ud på at visualisere en brugers relation til et produkt overfor et givet tidspunkt. Med andre ord det er en timeline med touchpoints mellem brugeren og produktet. Denne form for test hjælper webdesignere med at se produktet med brugernes øjne.<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typeiafsnit" style:display-name="Standardskrifttype i afsnit" style:family="text"/>
    <style:style style:name="Listeafsnit" style:display-name="Listeafsnit"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minushka</meta:initial-creator>
    <dc:creator>Aminushka</dc:creator>
    <meta:creation-date>2020-01-05T18:44:00Z</meta:creation-date>
    <dc:date>2020-01-20T09:42:00Z</dc:date>
    <meta:template xlink:href="Normal" xlink:type="simple"/>
    <meta:editing-cycles>1</meta:editing-cycles>
    <meta:editing-duration>PT1263360S</meta:editing-duration>
    <meta:document-statistic meta:page-count="2" meta:paragraph-count="4" meta:word-count="344" meta:character-count="2442" meta:row-count="17" meta:non-whitespace-character-count="2102"/>
  </office:meta>
</office:document-meta>
</file>